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A1" style:family="table-cell">
      <style:table-cell-properties fo:padding-left="0cm" fo:padding-right="0cm" fo:padding-top="0.101cm" fo:padding-bottom="0.101cm" fo:border="none"/>
    </style:style>
    <style:style style:name="Tableau1.A12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/>
    </style:style>
    <style:style style:name="P3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officeooo:paragraph-rsid="0020da02"/>
    </style:style>
    <style:style style:name="P4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officeooo:paragraph-rsid="0030bb9f"/>
    </style:style>
    <style:style style:name="P5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fo:font-size="8pt" style:font-size-asian="7pt" style:font-size-complex="8pt"/>
    </style:style>
    <style:style style:name="P6" style:family="paragraph" style:parent-style-name="Heading_20_1">
      <style:paragraph-properties fo:margin-top="0cm" fo:margin-bottom="0.21cm" loext:contextual-spacing="false" style:shadow="none"/>
    </style:style>
    <style:style style:name="P7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/>
    </style:style>
    <style:style style:name="P8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a4115"/>
    </style:style>
    <style:style style:name="P9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9feb9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2d22b8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28bbf4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b4134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bcead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style:font-name="Arial" fo:font-weight="bold" officeooo:paragraph-rsid="002b8977" style:font-weight-asian="bold" style:font-weight-complex="bold"/>
    </style:style>
    <style:style style:name="P15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266866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1bcead" style:font-weight-asian="bold" style:font-weight-complex="bold"/>
    </style:style>
    <style:style style:name="T3" style:family="text">
      <style:text-properties style:font-name="Arial" fo:font-weight="bold" officeooo:rsid="0028bbf4" style:font-weight-asian="bold" style:font-weight-complex="bold"/>
    </style:style>
    <style:style style:name="T4" style:family="text">
      <style:text-properties style:font-name="Arial" fo:font-weight="bold" officeooo:rsid="002b8977" style:font-weight-asian="bold" style:font-weight-complex="bold"/>
    </style:style>
    <style:style style:name="T5" style:family="text">
      <style:text-properties style:font-name="Arial" fo:font-weight="bold" officeooo:rsid="002cf2c3" style:font-weight-asian="bold" style:font-weight-complex="bold"/>
    </style:style>
    <style:style style:name="T6" style:family="text">
      <style:text-properties style:font-name="Arial" fo:font-weight="bold" officeooo:rsid="002d22b8" style:font-weight-asian="bold" style:font-weight-complex="bold"/>
    </style:style>
    <style:style style:name="T7" style:family="text">
      <style:text-properties style:font-name="Arial" fo:font-weight="bold" officeooo:rsid="002eebe3" style:font-weight-asian="bold" style:font-weight-complex="bold"/>
    </style:style>
    <style:style style:name="T8" style:family="text">
      <style:text-properties style:font-name="Arial" fo:font-size="21pt" fo:font-weight="bold" officeooo:rsid="002b8977" fo:background-color="transparent" loext:char-shading-value="0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9" style:family="text">
      <style:text-properties style:font-name="Arial" fo:font-size="11pt" fo:font-weight="bold" officeooo:rsid="002cf2c3" style:font-weight-asian="bold" style:font-weight-complex="bold"/>
    </style:style>
    <style:style style:name="T10" style:family="text">
      <style:text-properties style:font-name="Arial" fo:font-size="11pt" fo:font-weight="bold" officeooo:rsid="002d22b8" style:font-weight-asian="bold" style:font-weight-complex="bold"/>
    </style:style>
    <style:style style:name="T11" style:family="text">
      <style:text-properties style:font-name="Arial" fo:font-size="11pt" fo:font-weight="bold" officeooo:rsid="002eebe3" style:font-weight-asian="bold" style:font-weight-complex="bold"/>
    </style:style>
    <style:style style:name="T12" style:family="text">
      <style:text-properties style:font-name="Arial" fo:font-size="11pt" fo:font-weight="bold" officeooo:rsid="0032ffe9" style:font-weight-asian="bold" style:font-weight-complex="bold"/>
    </style:style>
    <style:style style:name="T13" style:family="text">
      <style:text-properties style:font-name="Arial" fo:font-size="11pt" fo:font-style="normal" fo:font-weight="bold" officeooo:rsid="002eebe3" style:font-weight-asian="bold" style:font-weight-complex="bold"/>
    </style:style>
    <style:style style:name="T14" style:family="text">
      <style:text-properties style:font-name="Times New Roman" fo:font-style="normal" fo:font-weight="normal" officeooo:rsid="0019feb9" style:font-weight-asian="normal" style:font-weight-complex="normal"/>
    </style:style>
    <style:style style:name="T15" style:family="text">
      <style:text-properties style:font-name="Times New Roman" fo:font-style="normal" officeooo:rsid="001bcead"/>
    </style:style>
    <style:style style:name="T16" style:family="text">
      <style:text-properties style:font-name="Times New Roman" fo:font-style="normal" officeooo:rsid="002d22b8"/>
    </style:style>
    <style:style style:name="T17" style:family="text">
      <style:text-properties style:font-name="Times New Roman" fo:font-style="normal" officeooo:rsid="00320884"/>
    </style:style>
    <style:style style:name="T18" style:family="text">
      <style:text-properties style:font-name="Times New Roman" fo:font-size="11pt" fo:font-weight="normal" officeooo:rsid="002b8977" style:font-weight-asian="normal" style:font-weight-complex="normal"/>
    </style:style>
    <style:style style:name="T19" style:family="text">
      <style:text-properties style:font-name="Times New Roman" fo:font-size="11pt" fo:font-weight="normal" officeooo:rsid="00320884" style:font-weight-asian="normal" style:font-weight-complex="normal"/>
    </style:style>
    <style:style style:name="T20" style:family="text">
      <style:text-properties style:font-name="Times New Roman" fo:font-size="11pt" fo:font-style="normal" fo:font-weight="normal" officeooo:rsid="002b8977" style:font-weight-asian="normal" style:font-weight-complex="normal"/>
    </style:style>
    <style:style style:name="T21" style:family="text">
      <style:text-properties style:font-name="Times New Roman" fo:font-size="11pt" fo:font-style="normal" officeooo:rsid="002cf2c3"/>
    </style:style>
    <style:style style:name="T22" style:family="text">
      <style:text-properties style:font-name="Times New Roman" fo:font-size="11pt" fo:font-style="normal" officeooo:rsid="0037a98c"/>
    </style:style>
    <style:style style:name="T23" style:family="text">
      <style:text-properties officeooo:rsid="0019feb9"/>
    </style:style>
    <style:style style:name="T24" style:family="text">
      <style:text-properties officeooo:rsid="001b4134"/>
    </style:style>
    <style:style style:name="T25" style:family="text">
      <style:text-properties officeooo:rsid="001ddd62"/>
    </style:style>
    <style:style style:name="T26" style:family="text">
      <style:text-properties officeooo:rsid="002571e3"/>
    </style:style>
    <style:style style:name="T27" style:family="text">
      <style:text-properties officeooo:rsid="002b8977"/>
    </style:style>
    <style:style style:name="T28" style:family="text">
      <style:text-properties fo:font-size="11pt" officeooo:rsid="002cf2c3"/>
    </style:style>
    <style:style style:name="T29" style:family="text">
      <style:text-properties fo:font-size="11pt" officeooo:rsid="002d22b8"/>
    </style:style>
    <style:style style:name="T30" style:family="text">
      <style:text-properties fo:font-size="11pt" officeooo:rsid="002eebe3"/>
    </style:style>
    <style:style style:name="T31" style:family="text">
      <style:text-properties fo:font-size="11pt" officeooo:rsid="0030b964"/>
    </style:style>
    <style:style style:name="T32" style:family="text">
      <style:text-properties fo:font-size="11pt" officeooo:rsid="0030bb9f"/>
    </style:style>
    <style:style style:name="T33" style:family="text">
      <style:text-properties fo:font-size="11pt" officeooo:rsid="0032ffe9"/>
    </style:style>
    <style:style style:name="T34" style:family="text">
      <style:text-properties fo:font-size="11pt" officeooo:rsid="00349573"/>
    </style:style>
    <style:style style:name="T35" style:family="text">
      <style:text-properties fo:font-size="11pt" officeooo:rsid="0034c48e"/>
    </style:style>
    <style:style style:name="T36" style:family="text">
      <style:text-properties fo:font-size="11pt" officeooo:rsid="003624e6"/>
    </style:style>
    <style:style style:name="T37" style:family="text">
      <style:text-properties fo:font-size="11pt" officeooo:rsid="003923f5"/>
    </style:style>
    <style:style style:name="T38" style:family="text">
      <style:text-properties fo:font-size="11pt" officeooo:rsid="003ad88d"/>
    </style:style>
    <style:style style:name="T39" style:family="text">
      <style:text-properties fo:font-size="11pt" officeooo:rsid="003ca190"/>
    </style:style>
    <style:style style:name="T40" style:family="text">
      <style:text-properties officeooo:rsid="002cf2c3"/>
    </style:style>
    <style:style style:name="T41" style:family="text">
      <style:text-properties officeooo:rsid="002d22b8"/>
    </style:style>
    <style:style style:name="T42" style:family="text">
      <style:text-properties officeooo:rsid="0030bb9f"/>
    </style:style>
    <style:style style:name="T43" style:family="text">
      <style:text-properties officeooo:rsid="00349573"/>
    </style:style>
    <style:style style:name="T44" style:family="text">
      <style:text-properties officeooo:rsid="0037a98c"/>
    </style:style>
    <style:style style:name="T45" style:family="text">
      <style:text-properties officeooo:rsid="003b73a9"/>
    </style:style>
    <style:style style:name="T46" style:family="text">
      <style:text-properties officeooo:rsid="003dd4b7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style:font-name="Arial" fo:font-size="11pt" fo:font-weight="bold" officeooo:rsid="003dd4b7" style:font-weight-asian="bold" style:font-weight-complex="bold"/>
    </style:style>
    <style:style style:name="T49" style:family="text">
      <style:text-properties style:use-window-font-color="true" style:font-name="Arial" fo:font-size="11pt" fo:font-weight="bold" officeooo:rsid="002d22b8" style:font-weight-asian="bold" style:font-weight-complex="bold"/>
    </style:style>
    <style:style style:name="T50" style:family="text">
      <style:text-properties style:use-window-font-color="true" fo:font-size="11pt" officeooo:rsid="002d22b8"/>
    </style:style>
    <style:style style:name="T51" style:family="text">
      <style:text-properties style:use-window-font-color="true" style:font-name="Times New Roman" fo:font-style="normal" officeooo:rsid="002d22b8"/>
    </style:style>
    <style:style style:name="T52" style:family="text">
      <style:text-properties style:use-window-font-color="true" officeooo:rsid="002d22b8"/>
    </style:style>
    <style:style style:name="T53" style:family="text">
      <style:text-properties style:use-window-font-color="true" officeooo:rsid="003f0956"/>
    </style:style>
    <text:list-style style:name="L1">
      <text:list-level-style-number text:level="1" text:style-name="Numbering_20_Symbols" style:num-suffix="." style:num-format="1">
        <style:list-level-properties text:min-label-width="0.6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ression de <text:span text:style-name="T8">six</text:span>ième</text:h>
      <table:table table:name="Tableau1" table:style-name="Tableau1">
        <table:table-column table:style-name="Tableau1.A"/>
        <table:table-column table:style-name="Tableau1.B"/>
        <table:table-row table:style-name="TableLine94369655337904">
          <table:table-cell table:style-name="Tableau1.A1" office:value-type="string">
            <text:list xml:id="list3067844614" text:style-name="L1">
              <text:list-item>
                <text:p text:style-name="P7"><text:span text:style-name="T4">Vocabulaire et notations en géométrie</text:span><text:line-break/><text:span text:style-name="T27">Points, droites, demi-droites, segments</text:span></text:p>
              </text:list-item>
            </text:list>
          </table:table-cell>
          <table:table-cell table:style-name="Tableau1.A1" office:value-type="string">
            <text:p text:style-name="P2">(<text:span text:style-name="T34">1,5</text:span> sem)</text:p>
          </table:table-cell>
        </table:table-row>
        <table:table-row table:style-name="TableLine94369655470944">
          <table:table-cell table:style-name="Tableau1.A1" office:value-type="string">
            <text:list xml:id="list114943282573524" text:continue-numbering="true" text:style-name="L1">
              <text:list-item>
                <text:p text:style-name="P14"><text:span text:style-name="T27">Nombres entiers et décimaux</text:span><text:line-break/><text:span text:style-name="T18">Numération de position, rang d’un chiffre, zéros inutiles, </text:span><text:span text:style-name="T19">o</text:span><text:span text:style-name="T18">rthographe d’un nombre</text:span><text:span text:style-name="T14"><text:line-break/></text:span><text:span text:style-name="T20">Fractions décimales</text:span><text:span text:style-name="T14"><text:line-break/></text:span><text:span text:style-name="T20">Abscisse d’un point<text:line-break/>Valeurs approchées</text:span></text:p>
              </text:list-item>
            </text:list>
          </table:table-cell>
          <table:table-cell table:style-name="Tableau1.A1" office:value-type="string">
            <text:p text:style-name="P1">(<text:span text:style-name="T35">2</text:span> sem)</text:p>
          </table:table-cell>
        </table:table-row>
        <table:table-row table:style-name="TableLine94369655471296">
          <table:table-cell table:style-name="Tableau1.A1" office:value-type="string">
            <text:list xml:id="list114944366646534" text:continue-numbering="true" text:style-name="L1">
              <text:list-item>
                <text:p text:style-name="P8"><text:span text:style-name="T6">Droites parallèles et droites perpendiculaires</text:span><text:line-break/><text:span text:style-name="T29">Utilisation de l’équerre<text:line-break/></text:span><text:span text:style-name="T39">Distance d’un point à une droite</text:span><text:line-break/>Propriétés, <text:span text:style-name="T45">r</text:span><text:span text:style-name="T29">édiger une</text:span><text:span text:style-name="T23"> démonstration</text:span></text:p>
              </text:list-item>
            </text:list>
          </table:table-cell>
          <table:table-cell table:style-name="Tableau1.A1" office:value-type="string">
            <text:p text:style-name="P2">(<text:span text:style-name="T34">3</text:span> sem)</text:p>
          </table:table-cell>
        </table:table-row>
        <table:table-row table:style-name="TableLine94369655471824">
          <table:table-cell table:style-name="Tableau1.A1" office:value-type="string">
            <text:list xml:id="list114944678695249" text:continue-numbering="true" text:style-name="L1">
              <text:list-item>
                <text:p text:style-name="P9"><text:span text:style-name="T9">Addition</text:span><text:span text:style-name="T1">s </text:span><text:span text:style-name="T5">et soustractions</text:span><text:line-break/><text:span text:style-name="T28">O</text:span><text:span text:style-name="T40">rdre des termes, </text:span><text:span text:style-name="T44">c</text:span><text:span text:style-name="T40">alcul posé ou en ligne, </text:span><text:span text:style-name="T44">o</text:span><text:span text:style-name="T21">rdre de grandeur<text:line-break/>Rédiger un problème concret<text:line-break/></text:span><text:span text:style-name="T22">Calculs de durées</text:span></text:p>
              </text:list-item>
            </text:list>
          </table:table-cell>
          <table:table-cell table:style-name="Tableau1.A1" office:value-type="string">
            <text:p text:style-name="P2">(<text:span text:style-name="T28">2</text:span> sem)</text:p>
          </table:table-cell>
        </table:table-row>
        <table:table-row table:style-name="TableLine94369655472464">
          <table:table-cell table:style-name="Tableau1.A1" office:value-type="string">
            <text:list xml:id="list114944264113120" text:continue-numbering="true" text:style-name="L1">
              <text:list-item>
                <text:p text:style-name="P15"><text:span text:style-name="T48">C</text:span><text:span text:style-name="T49">ercles, médiatrices</text:span><text:span text:style-name="T47"><text:line-break/></text:span><text:span text:style-name="T50">Vocabulaire et définitions</text:span><text:span text:style-name="T47"><text:line-break/></text:span><text:span text:style-name="T51">Propriétés concernant la médiatrices</text:span><text:span text:style-name="T47"><text:line-break/></text:span><text:span text:style-name="T52">Constructions à la règle et au compas </text:span><text:span text:style-name="T53">d’une m</text:span><text:span text:style-name="T52">édiatrice</text:span></text:p>
              </text:list-item>
            </text:list>
          </table:table-cell>
          <table:table-cell table:style-name="Tableau1.A1" office:value-type="string">
            <text:p text:style-name="P2">(<text:span text:style-name="T34">3</text:span> sem)</text:p>
          </table:table-cell>
        </table:table-row>
        <table:table-row table:style-name="TableLine94369655473104">
          <table:table-cell table:style-name="Tableau1.A1" office:value-type="string">
            <text:list xml:id="list114943518974469" text:continue-numbering="true" text:style-name="L1">
              <text:list-item>
                <text:p text:style-name="P7"><text:span text:style-name="T6">Multiplications</text:span><text:line-break/><text:span text:style-name="T29">Ordre des facteurs<text:line-break/>Multiplications par 10 ou 0,1<text:line-break/>Calcul posé (entiers et décimaux)<text:line-break/></text:span><text:span text:style-name="T37">Priorités entre les opérations</text:span></text:p>
              </text:list-item>
            </text:list>
          </table:table-cell>
          <table:table-cell table:style-name="Tableau1.A1" office:value-type="string">
            <text:p text:style-name="P2">(<text:span text:style-name="T34">1,5</text:span> sem)</text:p>
          </table:table-cell>
        </table:table-row>
        <table:table-row table:style-name="TableLine94369655473696">
          <table:table-cell table:style-name="Tableau1.A1" office:value-type="string">
            <text:list xml:id="list114943171176350" text:continue-numbering="true" text:style-name="L1">
              <text:list-item>
                <text:p text:style-name="P10"><text:span text:style-name="T10">Divisions</text:span><text:line-break/><text:span text:style-name="T41">Division euclidienne</text:span><text:line-break/><text:span text:style-name="T29">Multiples et diviseurs, critères de divisibilité<text:line-break/>Calcul posé (entiers et décimaux)</text:span></text:p>
              </text:list-item>
            </text:list>
          </table:table-cell>
          <table:table-cell table:style-name="Tableau1.A1" office:value-type="string">
            <text:p text:style-name="P3">(<text:span text:style-name="T30">2 </text:span>sem)</text:p>
          </table:table-cell>
        </table:table-row>
        <table:table-row table:style-name="TableLine94369655474336">
          <table:table-cell table:style-name="Tableau1.A1" office:value-type="string">
            <text:list xml:id="list114943180516410" text:continue-numbering="true" text:style-name="L1">
              <text:list-item>
                <text:p text:style-name="P10"><text:span text:style-name="T12">Angles</text:span><text:line-break/><text:span text:style-name="T33">Vocabulaire, </text:span><text:span text:style-name="T34">angles particuliers, angles adjacents, bissectrice<text:line-break/></text:span><text:span text:style-name="T38">Utilisation du rapporteur</text:span><text:line-break/><text:span text:style-name="T34">Construction d’une bissectrice à la règle et au compas</text:span></text:p>
              </text:list-item>
            </text:list>
          </table:table-cell>
          <table:table-cell table:style-name="Tableau1.A1" office:value-type="string">
            <text:p text:style-name="P3">(<text:span text:style-name="T35">1,5</text:span><text:span text:style-name="T30"> </text:span>sem)</text:p>
          </table:table-cell>
        </table:table-row>
        <table:table-row table:style-name="TableLine94369655475056">
          <table:table-cell table:style-name="Tableau1.A1" office:value-type="string">
            <text:list xml:id="list114944132613590" text:continue-numbering="true" text:style-name="L1">
              <text:list-item>
                <text:p text:style-name="P8"><text:span text:style-name="T11">Fractions</text:span><text:line-break/><text:span text:style-name="T30">Simplifications, produit par un entier</text:span></text:p>
              </text:list-item>
            </text:list>
          </table:table-cell>
          <table:table-cell table:style-name="Tableau1.A1" office:value-type="string">
            <text:p text:style-name="P2">(<text:span text:style-name="T36">2</text:span> sem)</text:p>
          </table:table-cell>
        </table:table-row>
        <table:table-row table:style-name="TableLine94369655475776">
          <table:table-cell table:style-name="Tableau1.A1" office:value-type="string">
            <text:list xml:id="list114944428164917" text:continue-numbering="true" text:style-name="L1">
              <text:list-item>
                <text:p text:style-name="P7"><text:span text:style-name="T11">Symétries axiales</text:span><text:line-break/><text:span text:style-name="T30">Symétrique d’un point, d’une figure, axe de symétrie</text:span><text:line-break/><text:span text:style-name="T30">Propriétés de conservation</text:span></text:p>
              </text:list-item>
            </text:list>
          </table:table-cell>
          <table:table-cell table:style-name="Tableau1.A1" office:value-type="string">
            <text:p text:style-name="P2">(<text:span text:style-name="T34">3</text:span> sem)</text:p>
          </table:table-cell>
        </table:table-row>
        <table:table-row table:style-name="TableLine94369655476576">
          <table:table-cell table:style-name="Tableau1.A1" office:value-type="string">
            <text:list xml:id="list114943453265282" text:continue-numbering="true" text:style-name="L1">
              <text:list-item>
                <text:p text:style-name="P11"><text:span text:style-name="T3">P</text:span><text:span text:style-name="T7">roportionnalité</text:span><text:line-break/><text:span text:style-name="T30">Compléter un tableau de proportionnalité, passage par l’unité</text:span><text:span text:style-name="T24"><text:line-break/></text:span><text:span text:style-name="T30">Pourcentages, échelles d’un plan</text:span></text:p>
              </text:list-item>
            </text:list>
          </table:table-cell>
          <table:table-cell table:style-name="Tableau1.A1" office:value-type="string">
            <text:p text:style-name="P2">(<text:span text:style-name="T35">2</text:span><text:span text:style-name="T31"> </text:span>sem)</text:p>
          </table:table-cell>
        </table:table-row>
        <table:table-row table:style-name="TableLine94369655477376">
          <table:table-cell table:style-name="Tableau1.A12" office:value-type="string">
            <text:list xml:id="list114944126523861" text:continue-numbering="true" text:style-name="L1">
              <text:list-item>
                <text:p text:style-name="P12"><text:span text:style-name="T11">Triangles et quadrilatères</text:span><text:line-break/><text:span text:style-name="T31">Triangles particuliers et leurs propriétés</text:span><text:line-break/><text:span text:style-name="T31">Quadrilatères particuliers (rectangle, losange, carré) et leurs propriétés</text:span></text:p>
              </text:list-item>
            </text:list>
          </table:table-cell>
          <table:table-cell table:style-name="Tableau1.A12" office:value-type="string">
            <text:p text:style-name="P2">(<text:span text:style-name="T26">2</text:span> sem)</text:p>
          </table:table-cell>
        </table:table-row>
        <table:table-row table:style-name="TableLine94369655478880">
          <table:table-cell table:style-name="Tableau1.A1" office:value-type="string">
            <text:list xml:id="list114944114752657" text:continue-numbering="true" text:style-name="L1">
              <text:list-item>
                <text:p text:style-name="P12"><text:span text:style-name="T1">P</text:span><text:span text:style-name="T11">érimètres et aires</text:span><text:line-break/><text:span text:style-name="T32">Conversions d’unités d’aires</text:span><text:line-break/><text:span text:style-name="T32">Périmètre et aire : rectangle, carré, triangle, disque</text:span></text:p>
              </text:list-item>
            </text:list>
          </table:table-cell>
          <table:table-cell table:style-name="Tableau1.A1" office:value-type="string">
            <text:p text:style-name="P2">(<text:span text:style-name="T43">1,5</text:span> sem)</text:p>
          </table:table-cell>
        </table:table-row>
        <table:table-row table:style-name="TableLine94369655479680">
          <table:table-cell table:style-name="Tableau1.A1" office:value-type="string">
            <text:list xml:id="list114944828822421" text:continue-numbering="true" text:style-name="L1">
              <text:list-item>
                <text:p text:style-name="P13"><text:span text:style-name="T2">P</text:span><text:span text:style-name="T11">arallélépipèdes rectangles et volumes</text:span><text:line-break/><text:span text:style-name="T15">Patrons et calculs de volumes. Conversions d'unités </text:span><text:span text:style-name="T17">de volume</text:span><text:span text:style-name="T15">.</text:span></text:p>
              </text:list-item>
            </text:list>
          </table:table-cell>
          <table:table-cell table:style-name="Tableau1.A1" office:value-type="string">
            <text:p text:style-name="P2">(<text:span text:style-name="T43">1,5</text:span> sem)</text:p>
          </table:table-cell>
        </table:table-row>
        <table:table-row table:style-name="TableLine94369655480480">
          <table:table-cell table:style-name="Tableau1.A1" office:value-type="string">
            <text:list xml:id="list114942979303501" text:continue-numbering="true" text:style-name="L1">
              <text:list-item>
                <text:p text:style-name="P7"><text:span text:style-name="T13">Organisation des données</text:span><text:line-break/><text:span text:style-name="T42">Tableaux, tableaux à double entrée<text:line-break/>Diagrammes : Courbe, bâtons, circulaire</text:span></text:p>
              </text:list-item>
            </text:list>
          </table:table-cell>
          <table:table-cell table:style-name="Tableau1.A1" office:value-type="string">
            <text:p text:style-name="P4">(<text:span text:style-name="T25">2</text:span> sem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hibaud et Véronique FONTANET</meta:initial-creator>
    <meta:creation-date>2007-07-11T22:36:49</meta:creation-date>
    <dc:date>2022-10-25T11:49:42.649591527</dc:date>
    <dc:language>fr-FR</dc:language>
    <meta:editing-cycles>51</meta:editing-cycles>
    <meta:editing-duration>PT4H16M13S</meta:editing-duration>
    <meta:document-statistic meta:table-count="1" meta:image-count="0" meta:object-count="0" meta:page-count="1" meta:paragraph-count="31" meta:word-count="275" meta:character-count="1929" meta:non-whitespace-character-count="1700"/>
    <meta:user-defined meta:name="Info 1"/>
    <meta:user-defined meta:name="Info 2"/>
    <meta:user-defined meta:name="Info 3"/>
    <meta:user-defined meta:name="Info 4"/>
  </office:meta>
</office:document-meta>
</file>